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3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fo:font-style="italic" style:font-style-asian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6" style:parent-style-name="Normal" style:family="paragraph">
      <style:text-properties fo:font-size="24pt" style:font-size-asian="24pt" style:font-size-complex="24pt"/>
    </style:style>
    <style:style style:name="T7" style:parent-style-name="Policepardéfaut" style:family="text">
      <style:text-properties fo:font-size="24pt" style:font-size-asian="24pt" style:font-size-complex="24pt"/>
    </style:style>
    <style:style style:name="T8" style:parent-style-name="Policepardéfaut" style:family="text">
      <style:text-properties style:font-name-complex="Calibri" fo:font-size="20pt" style:font-size-asian="20pt" style:font-size-complex="20pt"/>
    </style:style>
    <style:style style:name="T9" style:parent-style-name="Policepardéfaut" style:family="text">
      <style:text-properties style:font-name-complex="Calibri" style:font-weight-complex="bold" fo:font-size="20pt" style:font-size-asian="20pt" style:font-size-complex="20pt"/>
    </style:style>
    <style:style style:name="T10" style:parent-style-name="Policepardéfaut" style:family="text">
      <style:text-properties style:font-name-complex="Calibri" fo:font-size="20pt" style:font-size-asian="20pt" style:font-size-complex="20pt"/>
    </style:style>
    <style:style style:name="T11" style:parent-style-name="Policepardéfaut" style:family="text">
      <style:text-properties style:font-name-complex="Calibri" style:font-weight-complex="bold" fo:font-size="20pt" style:font-size-asian="20pt" style:font-size-complex="20pt"/>
    </style:style>
    <style:style style:name="T12" style:parent-style-name="Policepardéfaut" style:family="text">
      <style:text-properties style:font-name-complex="Calibri" fo:font-size="20pt" style:font-size-asian="20pt" style:font-size-complex="20pt"/>
    </style:style>
    <style:style style:name="P1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5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" style:family="paragraph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P2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ableColumn22" style:family="table-column">
      <style:table-column-properties style:column-width="0.9284in"/>
    </style:style>
    <style:style style:name="TableColumn23" style:family="table-column">
      <style:table-column-properties style:column-width="2.8354in"/>
    </style:style>
    <style:style style:name="TableColumn24" style:family="table-column">
      <style:table-column-properties style:column-width="2.525in"/>
    </style:style>
    <style:style style:name="Table21" style:family="table">
      <style:table-properties style:width="6.2888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margin-bottom="0.3333in" fo:line-height="100%"/>
    </style:style>
    <style:style style:name="T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margin-bottom="0.3333in" fo:line-height="100%"/>
    </style:style>
    <style:style style:name="T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margin-bottom="0.3333in" fo:line-height="100%"/>
    </style:style>
    <style:style style:name="T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35" style:family="table-row">
      <style:table-row-properties/>
    </style:style>
    <style:style style:name="TableCell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margin-bottom="0.3333in" fo:line-height="100%"/>
    </style:style>
    <style:style style:name="T3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3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bottom="0.3333in" fo:line-height="100%"/>
    </style:style>
    <style:style style:name="T4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5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4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.3333in" fo:line-height="100%"/>
    </style:style>
    <style:style style:name="T4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5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5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54" style:family="table-row">
      <style:table-row-properties/>
    </style:style>
    <style:style style:name="TableCell5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margin-bottom="0.3333in" fo:line-height="100%"/>
    </style:style>
    <style:style style:name="T5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margin-bottom="0.3333in" fo:line-height="100%"/>
    </style:style>
    <style:style style:name="T6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bottom="0.3333in" fo:line-height="100%"/>
    </style:style>
    <style:style style:name="T6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69" style:family="table-row">
      <style:table-row-properties/>
    </style:style>
    <style:style style:name="TableCell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margin-bottom="0.3333in" fo:line-height="100%"/>
    </style:style>
    <style:style style:name="T7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7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bottom="0.3333in" fo:line-height="100%"/>
    </style:style>
    <style:style style:name="T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bottom="0.3333in" fo:line-height="100%"/>
    </style:style>
    <style:style style:name="T8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8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3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8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5" style:parent-style-name="Normal" style:family="paragraph">
      <style:paragraph-properties fo:margin-left="1.9666in" fo:text-indent="0.4916in">
        <style:tab-stops/>
      </style:paragraph-properties>
      <style:text-properties fo:font-size="20pt" style:font-size-asian="20pt" style:font-size-complex="20pt"/>
    </style:style>
    <style:style style:name="TableColumn87" style:family="table-column">
      <style:table-column-properties style:column-width="1.2784in"/>
    </style:style>
    <style:style style:name="TableColumn88" style:family="table-column">
      <style:table-column-properties style:column-width="2.8916in"/>
    </style:style>
    <style:style style:name="TableColumn89" style:family="table-column">
      <style:table-column-properties style:column-width="2.1187in"/>
    </style:style>
    <style:style style:name="Table86" style:family="table">
      <style:table-properties style:width="6.2888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.3333in" fo:line-height="100%"/>
    </style:style>
    <style:style style:name="T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margin-bottom="0.3333in" fo:line-height="100%"/>
    </style:style>
    <style:style style:name="T9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margin-bottom="0.3333in" fo:line-height="100%"/>
    </style:style>
    <style:style style:name="T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00" style:family="table-row">
      <style:table-row-properties/>
    </style:style>
    <style:style style:name="TableCell10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.3333in" fo:line-height="100%"/>
    </style:style>
    <style:style style:name="T1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.3333in" fo:line-height="100%"/>
    </style:style>
    <style:style style:name="T10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.3333in" fo:line-height="100%"/>
    </style:style>
    <style:style style:name="T1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17" style:family="table-row">
      <style:table-row-properties/>
    </style:style>
    <style:style style:name="TableCell1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.3333in" fo:line-height="100%"/>
    </style:style>
    <style:style style:name="T12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2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fo:margin-bottom="0.3333in" fo:line-height="100%"/>
    </style:style>
    <style:style style:name="T1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margin-bottom="0.3333in" fo:line-height="100%"/>
    </style:style>
    <style:style style:name="T12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2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fr" style:country-asian="FR"/>
    </style:style>
    <style:style style:name="T13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34" style:family="table-row">
      <style:table-row-properties/>
    </style:style>
    <style:style style:name="TableCell1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margin-bottom="0.3333in" fo:line-height="100%"/>
    </style:style>
    <style:style style:name="T1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margin-bottom="0.3333in" fo:line-height="100%"/>
    </style:style>
    <style:style style:name="T1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4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margin-bottom="0.3333in" fo:line-height="100%"/>
    </style:style>
    <style:style style:name="T14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9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150" style:parent-style-name="Normal" style:family="paragraph">
      <style:paragraph-properties fo:text-align="center"/>
      <style:text-properties fo:font-size="24pt" style:font-size-asian="24pt" style:font-size-complex="24pt"/>
    </style:style>
    <style:style style:name="TableColumn152" style:family="table-column">
      <style:table-column-properties style:column-width="1.0381in"/>
    </style:style>
    <style:style style:name="TableColumn153" style:family="table-column">
      <style:table-column-properties style:column-width="2.7041in"/>
    </style:style>
    <style:style style:name="TableColumn154" style:family="table-column">
      <style:table-column-properties style:column-width="2.5465in"/>
    </style:style>
    <style:style style:name="Table151" style:family="table">
      <style:table-properties style:width="6.2888in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fo:margin-bottom="0.3333in" fo:line-height="100%"/>
    </style:style>
    <style:style style:name="T15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5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.3333in" fo:line-height="100%"/>
    </style:style>
    <style:style style:name="T16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margin-bottom="0.3333in" fo:line-height="100%"/>
    </style:style>
    <style:style style:name="T16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65" style:family="table-row">
      <style:table-row-properties/>
    </style:style>
    <style:style style:name="TableCell16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.3333in" fo:line-height="100%"/>
    </style:style>
    <style:style style:name="T1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6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fo:margin-bottom="0.3333in" fo:line-height="100%"/>
    </style:style>
    <style:style style:name="T17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.3333in" fo:line-height="100%"/>
    </style:style>
    <style:style style:name="T17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80" style:family="table-row">
      <style:table-row-properties/>
    </style:style>
    <style:style style:name="TableCell1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margin-bottom="0.3333in" fo:line-height="100%"/>
    </style:style>
    <style:style style:name="T18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8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paragraph-properties fo:margin-bottom="0.3333in" fo:line-height="100%"/>
    </style:style>
    <style:style style:name="T18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8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margin-bottom="0.3333in" fo:line-height="100%"/>
    </style:style>
    <style:style style:name="T19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9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95" style:family="table-row">
      <style:table-row-properties/>
    </style:style>
    <style:style style:name="TableCell19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.3333in" fo:line-height="100%"/>
    </style:style>
    <style:style style:name="T19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9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.3333in" fo:line-height="100%"/>
    </style:style>
    <style:style style:name="T20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margin-bottom="0.3333in" fo:line-height="100%"/>
    </style:style>
    <style:style style:name="T20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10" style:family="table-row">
      <style:table-row-properties/>
    </style:style>
    <style:style style:name="TableCell2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.3333in" fo:line-height="100%"/>
    </style:style>
    <style:style style:name="T2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1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margin-bottom="0.3333in" fo:line-height="100%"/>
    </style:style>
    <style:style style:name="T21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1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1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TableColumn224" style:family="table-column">
      <style:table-column-properties style:column-width="1.0381in"/>
    </style:style>
    <style:style style:name="TableColumn225" style:family="table-column">
      <style:table-column-properties style:column-width="2.7041in"/>
    </style:style>
    <style:style style:name="TableColumn226" style:family="table-column">
      <style:table-column-properties style:column-width="2.5465in"/>
    </style:style>
    <style:style style:name="Table223" style:family="table">
      <style:table-properties style:width="6.2888in" fo:margin-left="0in" table:align="left"/>
    </style:style>
    <style:style style:name="TableRow227" style:family="table-row">
      <style:table-row-properties/>
    </style:style>
    <style:style style:name="TableCell22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paragraph-properties fo:margin-bottom="0.3333in" fo:line-height="100%"/>
    </style:style>
    <style:style style:name="T2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3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.3333in" fo:line-height="100%"/>
    </style:style>
    <style:style style:name="T23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3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.3333in" fo:line-height="100%"/>
    </style:style>
    <style:style style:name="T23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237" style:family="table-row">
      <style:table-row-properties/>
    </style:style>
    <style:style style:name="TableCell2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.3333in" fo:line-height="100%"/>
    </style:style>
    <style:style style:name="T2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4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.3333in" fo:line-height="100%"/>
    </style:style>
    <style:style style:name="T2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.3333in" fo:line-height="100%"/>
    </style:style>
    <style:style style:name="T24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5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5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52" style:family="table-row">
      <style:table-row-properties/>
    </style:style>
    <style:style style:name="TableCell2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fo:margin-bottom="0.3333in" fo:line-height="100%"/>
    </style:style>
    <style:style style:name="T25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margin-bottom="0.3333in" fo:line-height="100%"/>
    </style:style>
    <style:style style:name="T25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5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6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margin-bottom="0.3333in" fo:line-height="100%"/>
    </style:style>
    <style:style style:name="T26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6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6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67" style:family="table-row">
      <style:table-row-properties/>
    </style:style>
    <style:style style:name="TableCell26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9" style:parent-style-name="Normal" style:family="paragraph">
      <style:paragraph-properties fo:margin-bottom="0.3333in" fo:line-height="100%"/>
    </style:style>
    <style:style style:name="T27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7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margin-bottom="0.3333in" fo:line-height="100%"/>
    </style:style>
    <style:style style:name="T27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7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7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7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7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margin-bottom="0.3333in" fo:line-height="100%"/>
    </style:style>
    <style:style style:name="T2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8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8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82" style:family="table-row">
      <style:table-row-properties/>
    </style:style>
    <style:style style:name="TableCell2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margin-bottom="0.3333in" fo:line-height="100%"/>
    </style:style>
    <style:style style:name="T28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28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margin-bottom="0.3333in" fo:line-height="100%"/>
    </style:style>
    <style:style style:name="T28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9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9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93" style:parent-style-name="Normal" style:family="paragraph">
      <style:paragraph-properties fo:text-align="center"/>
      <style:text-properties fo:font-size="24pt" style:font-size-asian="24pt" style:font-size-complex="24pt"/>
    </style:style>
  </office:automatic-styles>
  <office:body>
    <office:text text:use-soft-page-breaks="true">
      <text:p text:style-name="P1">Walid ABDELLAOUI</text:p>
      <text:p text:style-name="P2">VEILLE BTS SIO</text:p>
      <text:p text:style-name="P3"/>
      <text:p text:style-name="P4">Sujet<text:s/>: l’aide de l’IA dans le développement de jeux vidéos</text:p>
      <text:p text:style-name="P5"/>
      <text:p text:style-name="P6"/>
      <text:p text:style-name="Normal"><text:span text:style-name="T7">Définition de l’IA </text:span><text:span text:style-name="T8">: L'</text:span><text:span text:style-name="T9">Intelligence Artificielle</text:span><text:span text:style-name="T10"><text:s/>(IA) est un domaine de l'informatique qui vise à créer des systèmes, des programmes ou des machines capables d'</text:span><text:span text:style-name="T11">imiter certaines capacités cognitives humaines</text:span><text:span text:style-name="T12"><text:s/>afin d'effectuer des tâches qui nécessitent généralement l'intelligence.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soft-page-break/>
      <text:p text:style-name="P20">Septembre 2025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P27"><text:span text:style-name="T28">Catégorie</text:span></text:p>
            </table:table-cell>
            <table:table-cell table:style-name="TableCell29">
              <text:p text:style-name="P30"><text:span text:style-name="T31">Fait Marquant du Mois</text:span></text:p>
            </table:table-cell>
            <table:table-cell table:style-name="TableCell32">
              <text:p text:style-name="P33"><text:span text:style-name="T34">Analyse pour votre Projet</text:span></text:p>
            </table:table-cell>
          </table:table-row>
        </table:table-header-rows>
        <table:table-row table:style-name="TableRow35">
          <table:table-cell table:style-name="TableCell36">
            <text:p text:style-name="P37"><text:span text:style-name="T38">Production</text:span></text:p>
          </table:table-cell>
          <table:table-cell table:style-name="TableCell39">
            <text:p text:style-name="P40"><text:span text:style-name="T41">Sondage CESA (Japon) :</text:span><text:span text:style-name="T42"><text:s/>Plus de<text:s/></text:span><text:span text:style-name="T43">50 % des studios japonais</text:span><text:span text:style-name="T44"><text:s/>(y compris les grands noms) reconnaissent utiliser l'IA générative dans leurs processus de développement (pour l'art conceptuel, les textures ou le<text:s/></text:span><text:span text:style-name="T45">level design</text:span><text:span text:style-name="T46">).</text:span></text:p>
          </table:table-cell>
          <table:table-cell table:style-name="TableCell47">
            <text:p text:style-name="P48"><text:span text:style-name="T49">L'IA est un outil de<text:s/></text:span><text:span text:style-name="T50">productivité</text:span><text:span text:style-name="T51"><text:s/>devenu standard, même chez les grands éditeurs traditionnels. Elle accélère l'itération, mais l'opacité sur son usage engendre la<text:s/></text:span><text:span text:style-name="T52">méconiance du public</text:span><text:span text:style-name="T53">.</text:span></text:p>
          </table:table-cell>
        </table:table-row>
        <table:table-row table:style-name="TableRow54">
          <table:table-cell table:style-name="TableCell55">
            <text:p text:style-name="P56"><text:span text:style-name="T57">Législation</text:span></text:p>
          </table:table-cell>
          <table:table-cell table:style-name="TableCell58">
            <text:p text:style-name="P59"><text:span text:style-name="T60">L'AI Act européen (Application) :</text:span><text:span text:style-name="T61"><text:s/>Début de l'application de l'AI Act en Europe, posant des obligations de<text:s/></text:span><text:span text:style-name="T62">transparence</text:span><text:span text:style-name="T63"><text:s/>pour les systèmes d'IA à risque limité.</text:span></text:p>
          </table:table-cell>
          <table:table-cell table:style-name="TableCell64">
            <text:p text:style-name="P65"><text:span text:style-name="T66">Les développeurs de jeux doivent commencer à se conformer. Les systèmes d'IA qui exploitent la vulnérabilité des mineurs ou manipulent les joueurs sont classés à<text:s/></text:span><text:span text:style-name="T67">risque inacceptable et interdits</text:span><text:span text:style-name="T68">.</text:span></text:p>
          </table:table-cell>
        </table:table-row>
        <table:table-row table:style-name="TableRow69">
          <table:table-cell table:style-name="TableCell70">
            <text:p text:style-name="P71"><text:span text:style-name="T72">PNJ &amp; Gameplay</text:span></text:p>
          </table:table-cell>
          <table:table-cell table:style-name="TableCell73">
            <text:p text:style-name="P74"><text:span text:style-name="T75">L'IA permet d'enrichir l'expérience de jeu. L'IA n'est plus limitée à quelques scripts, elle influence directement la manière de jouer en créant des<text:s/></text:span><text:span text:style-name="T76">entités virtuelles capables de surprendre</text:span><text:span text:style-name="T77">.</text:span></text:p>
          </table:table-cell>
          <table:table-cell table:style-name="TableCell78">
            <text:p text:style-name="P79"><text:span text:style-name="T80">L'objectif est une<text:s/></text:span><text:span text:style-name="T81">immersion renforcée</text:span><text:span text:style-name="T82"><text:s/>et un<text:s/></text:span><text:span text:style-name="T83">gameplay</text:span><text:span text:style-name="T84"><text:s/>qui évolue en fonction de chaque décision du joueur, rapprochant le jeu vidéo du jeu de rôle papier.</text:span></text:p>
          </table:table-cell>
        </table:table-row>
      </table:table>
      <text:p text:style-name="P85">Octobre 2025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header-rows>
          <table:table-row table:style-name="TableRow90">
            <table:table-cell table:style-name="TableCell91">
              <text:p text:style-name="P92"><text:span text:style-name="T93">Catégorie</text:span></text:p>
            </table:table-cell>
            <table:table-cell table:style-name="TableCell94">
              <text:p text:style-name="P95"><text:span text:style-name="T96">Fait Marquant du Mois</text:span></text:p>
            </table:table-cell>
            <table:table-cell table:style-name="TableCell97">
              <text:p text:style-name="P98"><text:span text:style-name="T99">Analyse pour votre Projet</text:span></text:p>
            </table:table-cell>
          </table:table-row>
        </table:table-header-rows>
        <table:table-row table:style-name="TableRow100">
          <table:table-cell table:style-name="TableCell101">
            <text:p text:style-name="P102"><text:span text:style-name="T103">Positionnement des Studios</text:span></text:p>
          </table:table-cell>
          <table:table-cell table:style-name="TableCell104">
            <text:p text:style-name="P105"><text:span text:style-name="T106">Précisions d'Halo Studios (Microsoft) :</text:span><text:span text:style-name="T107"><text:s/>Le studio derrière un remake majeur clarifie que l'IA est utilisée pour<text:s/></text:span><text:span text:style-name="T108">faciliter certaines tâches de production</text:span><text:span text:style-name="T109">, mais<text:s/></text:span><text:span text:style-name="T110">pas pour remplacer</text:span><text:span text:style-name="T111"><text:s/>l'art visuel ou le design créatif.</text:span></text:p>
          </table:table-cell>
          <table:table-cell table:style-name="TableCell112">
            <text:p text:style-name="P113"><text:span text:style-name="T114">Les grands studios tentent d'apaiser le débat en affirmant que l'</text:span><text:span text:style-name="T115">humain reste au centre de la création</text:span><text:span text:style-name="T116">. L'IA sert de soutien technique.</text:span></text:p>
          </table:table-cell>
        </table:table-row>
        <table:table-row table:style-name="TableRow117">
          <table:table-cell table:style-name="TableCell118">
            <text:p text:style-name="P119"><text:span text:style-name="T120">Débats Internes (EA)</text:span></text:p>
          </table:table-cell>
          <table:table-cell table:style-name="TableCell121">
            <text:p text:style-name="P122"><text:span text:style-name="T123">Témoignages chez Electronic Arts (EA) :</text:span><text:span text:style-name="T124"><text:s/>Des témoignages font état d'outils d'IA inefficaces, dont les<text:s/></text:span><text:span text:style-name="T125">erreurs coûtent plus cher</text:span><text:span text:style-name="T126"><text:s/>à corriger, augmentant la charge de travail au lieu de la réduire.</text:span></text:p>
          </table:table-cell>
          <table:table-cell table:style-name="TableCell127">
            <text:p text:style-name="P128"><text:span text:style-name="T129">Ceci révèle une<text:s/></text:span><text:span text:style-name="T130">limite de l'adoption précipitée</text:span><text:span text:style-name="T131"><text:s/>de l'IA. L'outil n'est pas toujours mature et peut générer des frictions au sein des équipes (le «<text:s/></text:span><text:span text:style-name="T132">Dev Tax</text:span><text:span text:style-name="T133"><text:s/>» de l'IA).</text:span></text:p>
          </table:table-cell>
        </table:table-row>
        <text:soft-page-break/>
        <table:table-row table:style-name="TableRow134">
          <table:table-cell table:style-name="TableCell135">
            <text:p text:style-name="P136"><text:span text:style-name="T137">Narration &amp; PNJ</text:span></text:p>
          </table:table-cell>
          <table:table-cell table:style-name="TableCell138">
            <text:p text:style-name="P139"><text:span text:style-name="T140">Avancées des PNJ Conversationnels :</text:span><text:span text:style-name="T141"><text:s/>L'IA conversationnelle permet une<text:s/></text:span><text:span text:style-name="T142">immersion inédite</text:span><text:span text:style-name="T143"><text:s/>via des PNJ (Personnages Non-Joueurs) qui peuvent improviser, avoir une mémoire et réagir de manière imprévisible.</text:span></text:p>
          </table:table-cell>
          <table:table-cell table:style-name="TableCell144">
            <text:p text:style-name="P145"><text:span text:style-name="T146">Cela promet une<text:s/></text:span><text:span text:style-name="T147">rejouabilité illimitée</text:span><text:span text:style-name="T148"><text:s/>et positionne le joueur comme "co-auteur" de son aventure.</text:span></text:p>
          </table:table-cell>
        </table:table-row>
      </table:table>
      <text:p text:style-name="P149"/>
      <text:p text:style-name="P150">Novembre 2025</text:p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</table:table-columns>
        <table:table-header-rows>
          <table:table-row table:style-name="TableRow155">
            <table:table-cell table:style-name="TableCell156">
              <text:p text:style-name="P157"><text:span text:style-name="T158">Catégorie</text:span></text:p>
            </table:table-cell>
            <table:table-cell table:style-name="TableCell159">
              <text:p text:style-name="P160"><text:span text:style-name="T161">Fait Marquant du Mois</text:span></text:p>
            </table:table-cell>
            <table:table-cell table:style-name="TableCell162">
              <text:p text:style-name="P163"><text:span text:style-name="T164">Analyse pour votre Projet</text:span></text:p>
            </table:table-cell>
          </table:table-row>
        </table:table-header-rows>
        <table:table-row table:style-name="TableRow165">
          <table:table-cell table:style-name="TableCell166">
            <text:p text:style-name="P167"><text:span text:style-name="T168">Emploi et Controverse</text:span></text:p>
          </table:table-cell>
          <table:table-cell table:style-name="TableCell169">
            <text:p text:style-name="P170"><text:span text:style-name="T171">Crise Sociale (Rapport GDC) :</text:span><text:span text:style-name="T172"><text:s/>Le rapport indique que<text:s/></text:span><text:span text:style-name="T173">10 % des développeurs</text:span><text:span text:style-name="T174"><text:s/>ont perdu leur emploi en 2025, avec les artistes et les narrateurs en première ligne.</text:span></text:p>
          </table:table-cell>
          <table:table-cell table:style-name="TableCell175">
            <text:p text:style-name="P176"><text:span text:style-name="T177">L'arrivée de l'IA coïncide avec une année de licenciements massifs, alimentant la crainte que l'IA ne soit pas seulement un outil, mais aussi un<text:s/></text:span><text:span text:style-name="T178">substitut de postes juniors</text:span><text:span text:style-name="T179">.</text:span></text:p>
          </table:table-cell>
        </table:table-row>
        <table:table-row table:style-name="TableRow180">
          <table:table-cell table:style-name="TableCell181">
            <text:p text:style-name="P182"><text:span text:style-name="T183">Contenu Visuel</text:span></text:p>
          </table:table-cell>
          <table:table-cell table:style-name="TableCell184">
            <text:p text:style-name="P185"><text:span text:style-name="T186">Scandale Call of Duty (Activision) :</text:span><text:span text:style-name="T187"><text:s/>Une polémique éclate après la découverte de cosmétiques clairement générés par IA dans un nouveau titre, certains copiant d'autres styles artistiques (ex. : style Ghibli).</text:span></text:p>
          </table:table-cell>
          <table:table-cell table:style-name="TableCell188">
            <text:p text:style-name="P189"><text:span text:style-name="T190">La<text:s/></text:span><text:span text:style-name="T191">dépendance excessive à l'IA générative</text:span><text:span text:style-name="T192"><text:s/>pour le contenu créatif non essentiel est fortement sanctionnée par le public. Les studios sont mis au défi de<text:s/></text:span><text:span text:style-name="T193">maintenir un standard de qualité</text:span><text:span text:style-name="T194"><text:s/>perçu comme "artisanal".</text:span></text:p>
          </table:table-cell>
        </table:table-row>
        <table:table-row table:style-name="TableRow195">
          <table:table-cell table:style-name="TableCell196">
            <text:p text:style-name="P197"><text:span text:style-name="T198">Agents Autonomes</text:span></text:p>
          </table:table-cell>
          <table:table-cell table:style-name="TableCell199">
            <text:p text:style-name="P200"><text:span text:style-name="T201">Lancement de SIMA 2 (DeepMind) :</text:span><text:span text:style-name="T202"><text:s/>Une avancée majeure dans la création d'</text:span><text:span text:style-name="T203">agents virtuels capables de suivre des instructions en langage naturel</text:span><text:span text:style-name="T204"><text:s/>dans des mondes 3D complexes, avec un taux de réussite très amélioré.</text:span></text:p>
          </table:table-cell>
          <table:table-cell table:style-name="TableCell205">
            <text:p text:style-name="P206"><text:span text:style-name="T207">Ces agents autonomes pourraient devenir les PNJ des jeux futurs, capables d'une<text:s/></text:span><text:span text:style-name="T208">véritable intelligence adaptative</text:span><text:span text:style-name="T209"><text:s/>(et non plus de scripts rigides).</text:span></text:p>
          </table:table-cell>
        </table:table-row>
        <table:table-row table:style-name="TableRow210">
          <table:table-cell table:style-name="TableCell211">
            <text:p text:style-name="P212"><text:span text:style-name="T213">Perception Globale</text:span></text:p>
          </table:table-cell>
          <table:table-cell table:style-name="TableCell214">
            <text:p text:style-name="P215"><text:span text:style-name="T216">La position sur l'IA dans l'industrie se divise : une minorité voit l'IA comme négative (surtout après les licenciements), tandis que la majorité<text:s/></text:span><text:soft-page-break/><text:span text:style-name="T217">la perçoit comme un<text:s/></text:span><text:span text:style-name="T218">outil inévitable</text:span><text:span text:style-name="T219"><text:s/>pour l'avenir.</text:span></text:p>
          </table:table-cell>
          <table:table-cell table:style-name="TableCell220">
            <text:p text:style-name="P221"/>
          </table:table-cell>
        </table:table-row>
      </table:table>
      <text:p text:style-name="P222">Décembre 2025</text:p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</table:table-columns>
        <table:table-header-rows>
          <table:table-row table:style-name="TableRow227">
            <table:table-cell table:style-name="TableCell228">
              <text:p text:style-name="P229"><text:span text:style-name="T230">Catégorie</text:span></text:p>
            </table:table-cell>
            <table:table-cell table:style-name="TableCell231">
              <text:p text:style-name="P232"><text:span text:style-name="T233">Fait Marquant du Mois</text:span></text:p>
            </table:table-cell>
            <table:table-cell table:style-name="TableCell234">
              <text:p text:style-name="P235"><text:span text:style-name="T236">Analyse pour votre Projet</text:span></text:p>
            </table:table-cell>
          </table:table-row>
        </table:table-header-rows>
        <table:table-row table:style-name="TableRow237">
          <table:table-cell table:style-name="TableCell238">
            <text:p text:style-name="P239"><text:span text:style-name="T240">Emploi et Controverse</text:span></text:p>
          </table:table-cell>
          <table:table-cell table:style-name="TableCell241">
            <text:p text:style-name="P242"><text:span text:style-name="T243">Crise Sociale (Rapport GDC) :</text:span><text:span text:style-name="T244"><text:s/>Le rapport indique que<text:s/></text:span><text:span text:style-name="T245">10 % des développeurs</text:span><text:span text:style-name="T246"><text:s/>ont perdu leur emploi en 2025, avec les artistes et les narrateurs en première ligne.</text:span></text:p>
          </table:table-cell>
          <table:table-cell table:style-name="TableCell247">
            <text:p text:style-name="P248"><text:span text:style-name="T249">L'arrivée de l'IA coïncide avec une année de licenciements massifs, alimentant la crainte que l'IA ne soit pas seulement un outil, mais aussi un<text:s/></text:span><text:span text:style-name="T250">substitut de postes juniors</text:span><text:span text:style-name="T251">.</text:span></text:p>
          </table:table-cell>
        </table:table-row>
        <table:table-row table:style-name="TableRow252">
          <table:table-cell table:style-name="TableCell253">
            <text:p text:style-name="P254"><text:span text:style-name="T255">Contenu Visuel</text:span></text:p>
          </table:table-cell>
          <table:table-cell table:style-name="TableCell256">
            <text:p text:style-name="P257"><text:span text:style-name="T258">Scandale Call of Duty (Activision) :</text:span><text:span text:style-name="T259"><text:s/>Une polémique éclate après la découverte de cosmétiques clairement générés par IA dans un nouveau titre, certains copiant d'autres styles artistiques (ex. : style Ghibli).</text:span></text:p>
          </table:table-cell>
          <table:table-cell table:style-name="TableCell260">
            <text:p text:style-name="P261"><text:span text:style-name="T262">La<text:s/></text:span><text:span text:style-name="T263">dépendance excessive à l'IA générative</text:span><text:span text:style-name="T264"><text:s/>pour le contenu créatif non essentiel est fortement sanctionnée par le public. Les studios sont mis au défi de<text:s/></text:span><text:span text:style-name="T265">maintenir un standard de qualité</text:span><text:span text:style-name="T266"><text:s/>perçu comme "artisanal".</text:span></text:p>
          </table:table-cell>
        </table:table-row>
        <table:table-row table:style-name="TableRow267">
          <table:table-cell table:style-name="TableCell268">
            <text:p text:style-name="P269"><text:span text:style-name="T270">Agents Autonomes</text:span></text:p>
          </table:table-cell>
          <table:table-cell table:style-name="TableCell271">
            <text:p text:style-name="P272"><text:span text:style-name="T273">Lancement de SIMA 2 (DeepMind) :</text:span><text:span text:style-name="T274"><text:s/>Une avancée majeure dans la création d'</text:span><text:span text:style-name="T275">agents virtuels capables de suivre des instructions en langage naturel</text:span><text:span text:style-name="T276"><text:s/>dans des mondes 3D complexes, avec un taux de réussite très amélioré.</text:span></text:p>
          </table:table-cell>
          <table:table-cell table:style-name="TableCell277">
            <text:p text:style-name="P278"><text:span text:style-name="T279">Ces agents autonomes pourraient devenir les PNJ des jeux futurs, capables d'une<text:s/></text:span><text:span text:style-name="T280">véritable intelligence adaptative</text:span><text:span text:style-name="T281"><text:s/>(et non plus de scripts rigides).</text:span></text:p>
          </table:table-cell>
        </table:table-row>
        <table:table-row table:style-name="TableRow282">
          <table:table-cell table:style-name="TableCell283">
            <text:p text:style-name="P284"><text:span text:style-name="T285">Perception Globale</text:span></text:p>
          </table:table-cell>
          <table:table-cell table:style-name="TableCell286">
            <text:p text:style-name="P287"><text:span text:style-name="T288">La position sur l'IA dans l'industrie se divise : une minorité voit l'IA comme négative (surtout après les licenciements), tandis que la majorité la perçoit comme un<text:s/></text:span><text:span text:style-name="T289">outil inévitable</text:span><text:span text:style-name="T290"><text:s/>pour l'avenir.</text:span></text:p>
          </table:table-cell>
          <table:table-cell table:style-name="TableCell291">
            <text:p text:style-name="P292"/>
          </table:table-cell>
        </table:table-row>
      </table:table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lid ABDELLAOUI</meta:initial-creator>
    <dc:creator>Walid ABDELLAOUI</dc:creator>
    <meta:creation-date>2025-12-10T10:41:00Z</meta:creation-date>
    <dc:date>2025-12-10T10:48:00Z</dc:date>
    <meta:template xlink:href="Normal.dotm" xlink:type="simple"/>
    <meta:editing-cycles>2</meta:editing-cycles>
    <meta:editing-duration>PT420S</meta:editing-duration>
    <meta:document-statistic meta:page-count="4" meta:paragraph-count="11" meta:word-count="875" meta:character-count="5677" meta:row-count="40" meta:non-whitespace-character-count="4813"/>
  </office:meta>
</office:document-meta>
</file>